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9900" svg:stroke-linecap="butt" draw:fill-color="#ffff99" draw:textarea-horizontal-align="justify" draw:textarea-vertical-align="middle" draw:auto-grow-height="false" fo:min-height="3.814cm" fo:min-width="10.168cm"/>
    </style:style>
    <style:style style:name="gr2" style:family="graphic" style:parent-style-name="standard">
      <style:graphic-properties svg:stroke-color="#ff9900" draw:fill-color="#ffcc00" draw:textarea-horizontal-align="justify" draw:textarea-vertical-align="middle" draw:auto-grow-height="false" fo:min-height="2.042cm" fo:min-width="3.824cm"/>
    </style:style>
    <style:style style:name="gr3" style:family="graphic" style:parent-style-name="standard">
      <style:graphic-properties svg:stroke-color="#ff9900" draw:fill-color="#ffcc00" draw:textarea-horizontal-align="justify" draw:textarea-vertical-align="middle" draw:auto-grow-height="false" fo:min-height="2.042cm" fo:min-width="3.69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svg:stroke-linecap="butt" draw:fill-color="#ffff99" draw:textarea-horizontal-align="justify" draw:textarea-vertical-align="middle" draw:auto-grow-height="false" fo:min-height="3.052cm" fo:min-width="8.263cm"/>
    </style:style>
    <style:style style:name="gr6" style:family="graphic" style:parent-style-name="standard">
      <style:graphic-properties svg:stroke-color="#000000" draw:fill-color="#ffff99" draw:textarea-horizontal-align="justify" draw:textarea-vertical-align="middle" draw:auto-grow-height="false" fo:min-height="1.887cm" fo:min-width="2.834cm"/>
    </style:style>
    <style:style style:name="gr7" style:family="graphic" style:parent-style-name="standard">
      <style:graphic-properties svg:stroke-color="#000000" draw:fill-color="#ffff99" draw:textarea-horizontal-align="justify" draw:textarea-vertical-align="middle" draw:auto-grow-height="false" fo:min-height="1.887cm" fo:min-width="2.833cm"/>
    </style:style>
    <style:style style:name="gr8" style:family="graphic" style:parent-style-name="standard">
      <style:graphic-properties svg:stroke-color="#000000" draw:fill-color="#ffff99" draw:textarea-horizontal-align="justify" draw:textarea-vertical-align="middle" draw:auto-grow-height="false" fo:min-height="1.887cm" fo:min-width="2.835cm"/>
    </style:style>
    <style:style style:name="gr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svg:stroke-color="#cc9900" draw:fill-color="#ffff66" draw:textarea-horizontal-align="justify" draw:textarea-vertical-align="middle" draw:auto-grow-height="false" fo:min-height="3.303cm" fo:min-width="10.673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668cm" svg:height="4.064cm" svg:x="4.683cm" svg:y="2.1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572cm" svg:height="2.54cm" svg:x="5.191cm" svg:y="2.905cm">
            <text:p text:style-name="P2">Root</text:p>
            <text:p text:style-name="P2">Component</text:p>
            <text:p text:style-name="P2">{ }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4.445cm" svg:height="2.54cm" svg:x="10.398cm" svg:y="2.905cm">
            <text:p text:style-name="P2">Root</text:p>
            <text:p text:style-name="P2">Template</text:p>
            <text:p text:style-name="P2">&lt;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4" draw:text-style-name="P4" draw:layer="layout" svg:x1="7.985cm" svg:y1="6.207cm" svg:x2="5.445cm" svg:y2="9.255cm">
          <text:p/>
        </draw:line>
        <draw:line draw:style-name="gr4" draw:text-style-name="P4" draw:layer="layout" svg:x1="12.049cm" svg:y1="6.207cm" svg:x2="14.589cm" svg:y2="9.128cm">
          <text:p/>
        </draw:line>
        <draw:g>
          <draw:custom-shape draw:style-name="gr5" draw:text-style-name="P1" draw:layer="layout" svg:width="8.763cm" svg:height="3.302cm" svg:x="1.635cm" svg:y="9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3.334cm" svg:height="2.137cm" svg:x="2.016cm" svg:y="10.061cm">
            <text:p text:style-name="P2">Child A</text:p>
            <text:p text:style-name="P2">Component</text:p>
            <text:p text:style-name="P2">{ }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3.334cm" svg:height="2.137cm" svg:x="6.207cm" svg:y="10.061cm">
            <text:p text:style-name="P2">Child A</text:p>
            <text:p text:style-name="P2">Template</text:p>
            <text:p text:style-name="P2">&lt; &gt;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1" draw:layer="layout" svg:width="8.763cm" svg:height="3.302cm" svg:x="11.16cm" svg:y="9.38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3.333cm" svg:height="2.137cm" svg:x="11.542cm" svg:y="10.062cm">
              <text:p text:style-name="P2">ExamList</text:p>
              <text:p text:style-name="P2">Component</text:p>
              <text:p text:style-name="P2">{ }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3.335cm" svg:height="2.137cm" svg:x="15.732cm" svg:y="10.062cm">
              <text:p text:style-name="P2">ExamList</text:p>
              <text:p text:style-name="P2">Template</text:p>
              <text:p text:style-name="P2">&lt; &gt;</text:p>
              <draw:enhanced-geometry svg:viewBox="0 0 21600 21600" draw:type="rectangle" draw:enhanced-path="M 0 0 L 21600 0 21600 21600 0 21600 0 0 Z N"/>
            </draw:custom-shape>
          </draw:g>
          <draw:line draw:style-name="gr9" draw:text-style-name="P4" draw:layer="layout" svg:x1="14.462cm" svg:y1="12.684cm" svg:x2="14.462cm" svg:y2="15.605cm">
            <text:p/>
          </draw:line>
          <draw:g>
            <draw:custom-shape draw:style-name="gr5" draw:text-style-name="P1" draw:layer="layout" svg:width="8.763cm" svg:height="3.302cm" svg:x="11.033cm" svg:y="15.605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3.333cm" svg:height="2.137cm" svg:x="11.415cm" svg:y="16.285cm">
              <text:p text:style-name="P2">ExamDetail</text:p>
              <text:p text:style-name="P2">Component</text:p>
              <text:p text:style-name="P2">{ }</text:p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3.335cm" svg:height="2.137cm" svg:x="15.605cm" svg:y="16.285cm">
              <text:p text:style-name="P2">ExamDetail</text:p>
              <text:p text:style-name="P2">Template</text:p>
              <text:p text:style-name="P2">&lt; &gt;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0" draw:text-style-name="P5" draw:layer="layout" svg:width="11.557cm" svg:height="3.937cm" svg:x="3.921cm" svg:y="19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572cm" svg:height="2.54cm" svg:x="5.191cm" svg:y="2.906cm">
          <text:p text:style-name="P2">Root</text:p>
          <text:p text:style-name="P2">Component</text:p>
          <text:p text:style-name="P2">{ 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2.54cm" svg:x="10.398cm" svg:y="2.906cm">
          <text:p text:style-name="P2">Root</text:p>
          <text:p text:style-name="P2">Template</text:p>
          <text:p text:style-name="P2">&l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572cm" svg:height="2.54cm" svg:x="5.191cm" svg:y="2.906cm">
          <text:p text:style-name="P2">Root</text:p>
          <text:p text:style-name="P2">Component</text:p>
          <text:p text:style-name="P2">{ 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445cm" svg:height="2.54cm" svg:x="10.525cm" svg:y="19.669cm">
          <text:p text:style-name="P2">Root</text:p>
          <text:p text:style-name="P2">Template</text:p>
          <text:p text:style-name="P2">&l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572cm" svg:height="2.54cm" svg:x="4.429cm" svg:y="19.669cm">
          <text:p text:style-name="P2">Root</text:p>
          <text:p text:style-name="P2">Component</text:p>
          <text:p text:style-name="P2">{ 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6:21:37.403000000</meta:creation-date>
    <dc:date>2016-05-26T15:52:16.268000000</dc:date>
    <meta:editing-duration>PT53M18S</meta:editing-duration>
    <meta:editing-cycles>2</meta:editing-cycles>
    <meta:generator>LibreOffice/5.0.2.2$Windows_x86 LibreOffice_project/37b43f919e4de5eeaca9b9755ed688758a8251fe</meta:generator>
    <meta:document-statistic meta:object-count="26"/>
  </office:meta>
</office:document-meta>
</file>